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oundRobin" table:style-name="ta1">
        <table:shapes>
          <draw:frame draw:z-index="0" draw:style-name="gr1" draw:text-style-name="P1" svg:width="211.28mm" svg:height="100.94mm" svg:x="168.64mm" svg:y="6.37mm">
            <draw:object draw:notify-on-update-of-ranges="RoundRobin.B3:RoundRobin.B28 RoundRobin.C2:RoundRobin.C2 RoundRobin.C3:RoundRobin.C28 RoundRobin.D2:RoundRobin.D2 RoundRobin.D3:RoundRobin.D28 RoundRobin.E2:RoundRobin.E2 RoundRobin.E3:RoundRobin.E28 RoundRobin.F2:RoundRobin.F2 RoundRobin.F3:RoundRobin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7576702" calcext:value-type="float">
            <text:p>1425507576702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7596704" calcext:value-type="float">
            <text:p>1425507596704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25507616700" calcext:value-type="float">
            <text:p>1425507616700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25507636710" calcext:value-type="float">
            <text:p>1425507636710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7656711" calcext:value-type="float">
            <text:p>1425507656711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7676700" calcext:value-type="float">
            <text:p>1425507676700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7696714" calcext:value-type="float">
            <text:p>1425507696714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25507716704" calcext:value-type="float">
            <text:p>1425507716704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25507736701" calcext:value-type="float">
            <text:p>1425507736701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25507756701" calcext:value-type="float">
            <text:p>1425507756701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76712" calcext:value-type="float">
            <text:p>1425507776712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96703" calcext:value-type="float">
            <text:p>1425507796703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16715" calcext:value-type="float">
            <text:p>1425507816715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36701" calcext:value-type="float">
            <text:p>1425507836701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56700" calcext:value-type="float">
            <text:p>1425507856700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76714" calcext:value-type="float">
            <text:p>1425507876714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96701" calcext:value-type="float">
            <text:p>1425507896701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16710" calcext:value-type="float">
            <text:p>1425507916710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36714" calcext:value-type="float">
            <text:p>1425507936714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56699" calcext:value-type="float">
            <text:p>1425507956699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76702" calcext:value-type="float">
            <text:p>142550797670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96715" calcext:value-type="float">
            <text:p>142550799671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16703" calcext:value-type="float">
            <text:p>14255080167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36710" calcext:value-type="float">
            <text:p>1425508036710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56701" calcext:value-type="float">
            <text:p>1425508056701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76715" calcext:value-type="float">
            <text:p>1425508076715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96690" calcext:value-type="float">
            <text:p>1425508096690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16713" calcext:value-type="float">
            <text:p>1425508116713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36702" calcext:value-type="float">
            <text:p>1425508136702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56713" calcext:value-type="float">
            <text:p>1425508156713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76701" calcext:value-type="float">
            <text:p>1425508176701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96714" calcext:value-type="float">
            <text:p>1425508196714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16701" calcext:value-type="float">
            <text:p>1425508216701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36714" calcext:value-type="float">
            <text:p>1425508236714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Adaptive" table:style-name="ta1">
        <table:shapes>
          <draw:frame draw:z-index="0" draw:style-name="gr1" draw:text-style-name="P1" svg:width="211.28mm" svg:height="100.94mm" svg:x="158.32mm" svg:y="8.76mm">
            <draw:object draw:notify-on-update-of-ranges="Adaptive.B3:Adaptive.B28 Adaptive.C2:Adaptive.C2 Adaptive.C3:Adaptive.C28 Adaptive.D2:Adaptive.D2 Adaptive.D3:Adaptive.D28 Adaptive.E2:Adaptive.E2 Adaptive.E3:Adaptive.E28 Adaptive.F2:Adaptive.F2 Adaptive.F3:Adaptive.F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8275410" calcext:value-type="float">
            <text:p>142550827541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5508295413" calcext:value-type="float">
            <text:p>1425508295413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8315393" calcext:value-type="float">
            <text:p>1425508315393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5508335402" calcext:value-type="float">
            <text:p>1425508335402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8355394" calcext:value-type="float">
            <text:p>1425508355394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25508375401" calcext:value-type="float">
            <text:p>1425508375401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25508395396" calcext:value-type="float">
            <text:p>1425508395396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8415392" calcext:value-type="float">
            <text:p>1425508415392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435403" calcext:value-type="float">
            <text:p>1425508435403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8455405" calcext:value-type="float">
            <text:p>1425508455405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25508475404" calcext:value-type="float">
            <text:p>1425508475404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25508495391" calcext:value-type="float">
            <text:p>1425508495391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25508515393" calcext:value-type="float">
            <text:p>1425508515393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25508535405" calcext:value-type="float">
            <text:p>1425508535405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555402" calcext:value-type="float">
            <text:p>1425508555402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575391" calcext:value-type="float">
            <text:p>1425508575391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595402" calcext:value-type="float">
            <text:p>1425508595402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8615402" calcext:value-type="float">
            <text:p>1425508615402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8635403" calcext:value-type="float">
            <text:p>1425508635403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655401" calcext:value-type="float">
            <text:p>1425508655401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8675392" calcext:value-type="float">
            <text:p>142550867539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8695405" calcext:value-type="float">
            <text:p>142550869540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715403" calcext:value-type="float">
            <text:p>14255087154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8735403" calcext:value-type="float">
            <text:p>1425508735403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8755392" calcext:value-type="float">
            <text:p>1425508755392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775406" calcext:value-type="float">
            <text:p>1425508775406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795385" calcext:value-type="float">
            <text:p>1425508795385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25508815406" calcext:value-type="float">
            <text:p>1425508815406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8835396" calcext:value-type="float">
            <text:p>1425508835396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855395" calcext:value-type="float">
            <text:p>1425508855395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8875406" calcext:value-type="float">
            <text:p>1425508875406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895391" calcext:value-type="float">
            <text:p>1425508895391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8915396" calcext:value-type="float">
            <text:p>1425508915396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8935392" calcext:value-type="float">
            <text:p>1425508935392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8955404" calcext:value-type="float">
            <text:p>14255089554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975396" calcext:value-type="float">
            <text:p>14255089753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995393" calcext:value-type="float">
            <text:p>14255089953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015395" calcext:value-type="float">
            <text:p>14255090153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35404" calcext:value-type="float">
            <text:p>14255090354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55405" calcext:value-type="float">
            <text:p>14255090554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075405" calcext:value-type="float">
            <text:p>14255090754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9095402" calcext:value-type="float">
            <text:p>14255090954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115405" calcext:value-type="float">
            <text:p>14255091154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9135391" calcext:value-type="float">
            <text:p>14255091353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155391" calcext:value-type="float">
            <text:p>14255091553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175392" calcext:value-type="float">
            <text:p>14255091753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9195403" calcext:value-type="float">
            <text:p>142550919540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25509215394" calcext:value-type="float">
            <text:p>1425509215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235401" calcext:value-type="float">
            <text:p>14255092354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9255392" calcext:value-type="float">
            <text:p>1425509255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9275404" calcext:value-type="float">
            <text:p>142550927540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295401" calcext:value-type="float">
            <text:p>14255092954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15397" calcext:value-type="float">
            <text:p>142550931539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335386" calcext:value-type="float">
            <text:p>142550933538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9355392" calcext:value-type="float">
            <text:p>14255093553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9375402" calcext:value-type="float">
            <text:p>14255093754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95402" calcext:value-type="float">
            <text:p>14255093954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415403" calcext:value-type="float">
            <text:p>14255094154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35402" calcext:value-type="float">
            <text:p>14255094354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55405" calcext:value-type="float">
            <text:p>14255094554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75402" calcext:value-type="float">
            <text:p>14255094754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95404" calcext:value-type="float">
            <text:p>14255094954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515402" calcext:value-type="float">
            <text:p>14255095154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535401" calcext:value-type="float">
            <text:p>14255095354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9555392" calcext:value-type="float">
            <text:p>14255095553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5509575402" calcext:value-type="float">
            <text:p>14255095754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09595406" calcext:value-type="float">
            <text:p>14255095954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615391" calcext:value-type="float">
            <text:p>142550961539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635406" calcext:value-type="float">
            <text:p>14255096354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655394" calcext:value-type="float">
            <text:p>14255096553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675401" calcext:value-type="float">
            <text:p>1425509675401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9695396" calcext:value-type="float">
            <text:p>14255096953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715391" calcext:value-type="float">
            <text:p>14255097153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735391" calcext:value-type="float">
            <text:p>14255097353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25509755392" calcext:value-type="float">
            <text:p>14255097553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25509775393" calcext:value-type="float">
            <text:p>14255097753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09795404" calcext:value-type="float">
            <text:p>14255097954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</table:table-row>
      </table:table>
      <table:table table:name="AdaptiveLong" table:style-name="ta1">
        <table:shapes>
          <draw:frame draw:z-index="0" draw:style-name="gr1" draw:text-style-name="P1" svg:width="211.28mm" svg:height="100.94mm" svg:x="180.62mm" svg:y="27.09mm">
            <draw:object draw:notify-on-update-of-ranges="AdaptiveLong.B3:AdaptiveLong.B110 AdaptiveLong.C2:AdaptiveLong.C2 AdaptiveLong.C3:AdaptiveLong.C110 AdaptiveLong.D2:AdaptiveLong.D2 AdaptiveLong.D3:AdaptiveLong.D110 AdaptiveLong.E2:AdaptiveLong.E2 AdaptiveLong.E3:AdaptiveLong.E110 AdaptiveLong.F2:AdaptiveLong.F2 AdaptiveLong.F3:AdaptiveLong.F1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35272990" calcext:value-type="float">
            <text:p>142553527299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25535573014" calcext:value-type="float">
            <text:p>1425535573014</text:p>
          </table:table-cell>
          <table:table-cell table:formula="of:=[.B3] + ROUND(([.A4]-[.A3]) / 1000 / 60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5873015" calcext:value-type="float">
            <text:p>1425535873015</text:p>
          </table:table-cell>
          <table:table-cell table:formula="of:=[.B4] + ROUND(([.A5]-[.A4]) / 1000 / 60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36173011" calcext:value-type="float">
            <text:p>1425536173011</text:p>
          </table:table-cell>
          <table:table-cell table:formula="of:=[.B5] + ROUND(([.A6]-[.A5]) / 1000 / 60)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6472998" calcext:value-type="float">
            <text:p>1425536472998</text:p>
          </table:table-cell>
          <table:table-cell table:formula="of:=[.B6] + ROUND(([.A7]-[.A6]) / 1000 / 60)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6773023" calcext:value-type="float">
            <text:p>1425536773023</text:p>
          </table:table-cell>
          <table:table-cell table:formula="of:=[.B7] + ROUND(([.A8]-[.A7]) / 1000 / 60)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7072999" calcext:value-type="float">
            <text:p>1425537072999</text:p>
          </table:table-cell>
          <table:table-cell table:formula="of:=[.B8] + ROUND(([.A9]-[.A8]) / 1000 / 60)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372998" calcext:value-type="float">
            <text:p>1425537372998</text:p>
          </table:table-cell>
          <table:table-cell table:formula="of:=[.B9] + ROUND(([.A10]-[.A9]) / 1000 / 60)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7673022" calcext:value-type="float">
            <text:p>1425537673022</text:p>
          </table:table-cell>
          <table:table-cell table:formula="of:=[.B10] + ROUND(([.A11]-[.A10]) / 1000 / 60)"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973000" calcext:value-type="float">
            <text:p>1425537973000</text:p>
          </table:table-cell>
          <table:table-cell table:formula="of:=[.B11] + ROUND(([.A12]-[.A11]) / 1000 / 60)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8273020" calcext:value-type="float">
            <text:p>1425538273020</text:p>
          </table:table-cell>
          <table:table-cell table:formula="of:=[.B12] + ROUND(([.A13]-[.A12]) / 1000 / 60)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38573002" calcext:value-type="float">
            <text:p>1425538573002</text:p>
          </table:table-cell>
          <table:table-cell table:formula="of:=[.B13] + ROUND(([.A14]-[.A13]) / 1000 / 60)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38873000" calcext:value-type="float">
            <text:p>1425538873000</text:p>
          </table:table-cell>
          <table:table-cell table:formula="of:=[.B14] + ROUND(([.A15]-[.A14]) / 1000 / 60)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9173004" calcext:value-type="float">
            <text:p>1425539173004</text:p>
          </table:table-cell>
          <table:table-cell table:formula="of:=[.B15] + ROUND(([.A16]-[.A15]) / 1000 / 60)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9473008" calcext:value-type="float">
            <text:p>1425539473008</text:p>
          </table:table-cell>
          <table:table-cell table:formula="of:=[.B16] + ROUND(([.A17]-[.A16]) / 1000 / 60)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39773001" calcext:value-type="float">
            <text:p>1425539773001</text:p>
          </table:table-cell>
          <table:table-cell table:formula="of:=[.B17] + ROUND(([.A18]-[.A17]) / 1000 / 60)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0073023" calcext:value-type="float">
            <text:p>1425540073023</text:p>
          </table:table-cell>
          <table:table-cell table:formula="of:=[.B18] + ROUND(([.A19]-[.A18]) / 1000 / 60)"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0373000" calcext:value-type="float">
            <text:p>1425540373000</text:p>
          </table:table-cell>
          <table:table-cell table:formula="of:=[.B19] + ROUND(([.A20]-[.A19]) / 1000 / 60)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0673021" calcext:value-type="float">
            <text:p>1425540673021</text:p>
          </table:table-cell>
          <table:table-cell table:formula="of:=[.B20] + ROUND(([.A21]-[.A20]) / 1000 / 60)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0972999" calcext:value-type="float">
            <text:p>1425540972999</text:p>
          </table:table-cell>
          <table:table-cell table:formula="of:=[.B21] + ROUND(([.A22]-[.A21]) / 1000 / 60)"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273014" calcext:value-type="float">
            <text:p>1425541273014</text:p>
          </table:table-cell>
          <table:table-cell table:formula="of:=[.B22] + ROUND(([.A23]-[.A22]) / 1000 / 60)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573008" calcext:value-type="float">
            <text:p>1425541573008</text:p>
          </table:table-cell>
          <table:table-cell table:formula="of:=[.B23] + ROUND(([.A24]-[.A23]) / 1000 / 60)"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1873004" calcext:value-type="float">
            <text:p>1425541873004</text:p>
          </table:table-cell>
          <table:table-cell table:formula="of:=[.B24] + ROUND(([.A25]-[.A24]) / 1000 / 60)"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173000" calcext:value-type="float">
            <text:p>1425542173000</text:p>
          </table:table-cell>
          <table:table-cell table:formula="of:=[.B25] + ROUND(([.A26]-[.A25]) / 1000 / 60)"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473016" calcext:value-type="float">
            <text:p>1425542473016</text:p>
          </table:table-cell>
          <table:table-cell table:formula="of:=[.B26] + ROUND(([.A27]-[.A26]) / 1000 / 60)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2773009" calcext:value-type="float">
            <text:p>1425542773009</text:p>
          </table:table-cell>
          <table:table-cell table:formula="of:=[.B27] + ROUND(([.A28]-[.A27]) / 1000 / 60)"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3073014" calcext:value-type="float">
            <text:p>1425543073014</text:p>
          </table:table-cell>
          <table:table-cell table:formula="of:=[.B28] + ROUND(([.A29]-[.A28]) / 1000 / 60)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373006" calcext:value-type="float">
            <text:p>1425543373006</text:p>
          </table:table-cell>
          <table:table-cell table:formula="of:=[.B29] + ROUND(([.A30]-[.A29]) / 1000 / 60)"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673004" calcext:value-type="float">
            <text:p>1425543673004</text:p>
          </table:table-cell>
          <table:table-cell table:formula="of:=[.B30] + ROUND(([.A31]-[.A30]) / 1000 / 60)"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973010" calcext:value-type="float">
            <text:p>1425543973010</text:p>
          </table:table-cell>
          <table:table-cell table:formula="of:=[.B31] + ROUND(([.A32]-[.A31]) / 1000 / 60)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44273021" calcext:value-type="float">
            <text:p>1425544273021</text:p>
          </table:table-cell>
          <table:table-cell table:formula="of:=[.B32] + ROUND(([.A33]-[.A32]) / 1000 / 60)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44572989" calcext:value-type="float">
            <text:p>1425544572989</text:p>
          </table:table-cell>
          <table:table-cell table:formula="of:=[.B33] + ROUND(([.A34]-[.A33]) / 1000 / 60)"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44873019" calcext:value-type="float">
            <text:p>1425544873019</text:p>
          </table:table-cell>
          <table:table-cell table:formula="of:=[.B34] + ROUND(([.A35]-[.A34]) / 1000 / 60)"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5173005" calcext:value-type="float">
            <text:p>1425545173005</text:p>
          </table:table-cell>
          <table:table-cell table:formula="of:=[.B35] + ROUND(([.A36]-[.A35]) / 1000 / 60)"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5473006" calcext:value-type="float">
            <text:p>1425545473006</text:p>
          </table:table-cell>
          <table:table-cell table:formula="of:=[.B36] + ROUND(([.A37]-[.A36]) / 1000 / 60)"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5773002" calcext:value-type="float">
            <text:p>1425545773002</text:p>
          </table:table-cell>
          <table:table-cell table:formula="of:=[.B37] + ROUND(([.A38]-[.A37]) / 1000 / 60)" office:value-type="float" office:value="175" calcext:value-type="float">
            <text:p>1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6073021" calcext:value-type="float">
            <text:p>1425546073021</text:p>
          </table:table-cell>
          <table:table-cell table:formula="of:=[.B38] + ROUND(([.A39]-[.A38]) / 1000 / 60)"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6373000" calcext:value-type="float">
            <text:p>1425546373000</text:p>
          </table:table-cell>
          <table:table-cell table:formula="of:=[.B39] + ROUND(([.A40]-[.A39]) / 1000 / 60)"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6672994" calcext:value-type="float">
            <text:p>1425546672994</text:p>
          </table:table-cell>
          <table:table-cell table:formula="of:=[.B40] + ROUND(([.A41]-[.A40]) / 1000 / 60)"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6973010" calcext:value-type="float">
            <text:p>1425546973010</text:p>
          </table:table-cell>
          <table:table-cell table:formula="of:=[.B41] + ROUND(([.A42]-[.A41]) / 1000 / 60)"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273012" calcext:value-type="float">
            <text:p>1425547273012</text:p>
          </table:table-cell>
          <table:table-cell table:formula="of:=[.B42] + ROUND(([.A43]-[.A42]) / 1000 / 60)"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573019" calcext:value-type="float">
            <text:p>1425547573019</text:p>
          </table:table-cell>
          <table:table-cell table:formula="of:=[.B43] + ROUND(([.A44]-[.A43]) / 1000 / 60)"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47873027" calcext:value-type="float">
            <text:p>1425547873027</text:p>
          </table:table-cell>
          <table:table-cell table:formula="of:=[.B44] + ROUND(([.A45]-[.A44]) / 1000 / 60)"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48173014" calcext:value-type="float">
            <text:p>1425548173014</text:p>
          </table:table-cell>
          <table:table-cell table:formula="of:=[.B45] + ROUND(([.A46]-[.A45]) / 1000 / 60)"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8473006" calcext:value-type="float">
            <text:p>1425548473006</text:p>
          </table:table-cell>
          <table:table-cell table:formula="of:=[.B46] + ROUND(([.A47]-[.A46]) / 1000 / 60)"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8773020" calcext:value-type="float">
            <text:p>1425548773020</text:p>
          </table:table-cell>
          <table:table-cell table:formula="of:=[.B47] + ROUND(([.A48]-[.A47]) / 1000 / 60)"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9072997" calcext:value-type="float">
            <text:p>1425549072997</text:p>
          </table:table-cell>
          <table:table-cell table:formula="of:=[.B48] + ROUND(([.A49]-[.A48]) / 1000 / 60)"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9373005" calcext:value-type="float">
            <text:p>1425549373005</text:p>
          </table:table-cell>
          <table:table-cell table:formula="of:=[.B49] + ROUND(([.A50]-[.A49]) / 1000 / 60)"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49673010" calcext:value-type="float">
            <text:p>1425549673010</text:p>
          </table:table-cell>
          <table:table-cell table:formula="of:=[.B50] + ROUND(([.A51]-[.A50]) / 1000 / 60)"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9973002" calcext:value-type="float">
            <text:p>1425549973002</text:p>
          </table:table-cell>
          <table:table-cell table:formula="of:=[.B51] + ROUND(([.A52]-[.A51]) / 1000 / 60)"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0273009" calcext:value-type="float">
            <text:p>1425550273009</text:p>
          </table:table-cell>
          <table:table-cell table:formula="of:=[.B52] + ROUND(([.A53]-[.A52]) / 1000 / 60)"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0573014" calcext:value-type="float">
            <text:p>1425550573014</text:p>
          </table:table-cell>
          <table:table-cell table:formula="of:=[.B53] + ROUND(([.A54]-[.A53]) / 1000 / 60)"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0873024" calcext:value-type="float">
            <text:p>1425550873024</text:p>
          </table:table-cell>
          <table:table-cell table:formula="of:=[.B54] + ROUND(([.A55]-[.A54]) / 1000 / 60)" office:value-type="float" office:value="260" calcext:value-type="float">
            <text:p>26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51173014" calcext:value-type="float">
            <text:p>1425551173014</text:p>
          </table:table-cell>
          <table:table-cell table:formula="of:=[.B55] + ROUND(([.A56]-[.A55]) / 1000 / 60)"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1473019" calcext:value-type="float">
            <text:p>1425551473019</text:p>
          </table:table-cell>
          <table:table-cell table:formula="of:=[.B56] + ROUND(([.A57]-[.A56]) / 1000 / 60)"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1773003" calcext:value-type="float">
            <text:p>1425551773003</text:p>
          </table:table-cell>
          <table:table-cell table:formula="of:=[.B57] + ROUND(([.A58]-[.A57]) / 1000 / 60)" office:value-type="float" office:value="275" calcext:value-type="float">
            <text:p>2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073023" calcext:value-type="float">
            <text:p>1425552073023</text:p>
          </table:table-cell>
          <table:table-cell table:formula="of:=[.B58] + ROUND(([.A59]-[.A58]) / 1000 / 60)" office:value-type="float" office:value="280" calcext:value-type="float">
            <text:p>2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372995" calcext:value-type="float">
            <text:p>1425552372995</text:p>
          </table:table-cell>
          <table:table-cell table:formula="of:=[.B59] + ROUND(([.A60]-[.A59]) / 1000 / 60)"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2673014" calcext:value-type="float">
            <text:p>1425552673014</text:p>
          </table:table-cell>
          <table:table-cell table:formula="of:=[.B60] + ROUND(([.A61]-[.A60]) / 1000 / 60)"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2973022" calcext:value-type="float">
            <text:p>1425552973022</text:p>
          </table:table-cell>
          <table:table-cell table:formula="of:=[.B61] + ROUND(([.A62]-[.A61]) / 1000 / 60)"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3272994" calcext:value-type="float">
            <text:p>1425553272994</text:p>
          </table:table-cell>
          <table:table-cell table:formula="of:=[.B62] + ROUND(([.A63]-[.A62]) / 1000 / 60)"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3573009" calcext:value-type="float">
            <text:p>1425553573009</text:p>
          </table:table-cell>
          <table:table-cell table:formula="of:=[.B63] + ROUND(([.A64]-[.A63]) / 1000 / 60)"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3873016" calcext:value-type="float">
            <text:p>1425553873016</text:p>
          </table:table-cell>
          <table:table-cell table:formula="of:=[.B64] + ROUND(([.A65]-[.A64]) / 1000 / 60)"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4173018" calcext:value-type="float">
            <text:p>1425554173018</text:p>
          </table:table-cell>
          <table:table-cell table:formula="of:=[.B65] + ROUND(([.A66]-[.A65]) / 1000 / 60)"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473012" calcext:value-type="float">
            <text:p>1425554473012</text:p>
          </table:table-cell>
          <table:table-cell table:formula="of:=[.B66] + ROUND(([.A67]-[.A66]) / 1000 / 60)" office:value-type="float" office:value="320" calcext:value-type="float">
            <text:p>32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773008" calcext:value-type="float">
            <text:p>1425554773008</text:p>
          </table:table-cell>
          <table:table-cell table:formula="of:=[.B67] + ROUND(([.A68]-[.A67]) / 1000 / 60)" office:value-type="float" office:value="325" calcext:value-type="float">
            <text:p>32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5073028" calcext:value-type="float">
            <text:p>1425555073028</text:p>
          </table:table-cell>
          <table:table-cell table:formula="of:=[.B68] + ROUND(([.A69]-[.A68]) / 1000 / 60)"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5373008" calcext:value-type="float">
            <text:p>1425555373008</text:p>
          </table:table-cell>
          <table:table-cell table:formula="of:=[.B69] + ROUND(([.A70]-[.A69]) / 1000 / 60)" office:value-type="float" office:value="335" calcext:value-type="float">
            <text:p>33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55673013" calcext:value-type="float">
            <text:p>1425555673013</text:p>
          </table:table-cell>
          <table:table-cell table:formula="of:=[.B70] + ROUND(([.A71]-[.A70]) / 1000 / 60)" office:value-type="float" office:value="340" calcext:value-type="float">
            <text:p>34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5973000" calcext:value-type="float">
            <text:p>1425555973000</text:p>
          </table:table-cell>
          <table:table-cell table:formula="of:=[.B71] + ROUND(([.A72]-[.A71]) / 1000 / 60)" office:value-type="float" office:value="345" calcext:value-type="float">
            <text:p>34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6273002" calcext:value-type="float">
            <text:p>1425556273002</text:p>
          </table:table-cell>
          <table:table-cell table:formula="of:=[.B72] + ROUND(([.A73]-[.A72]) / 1000 / 60)"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6573022" calcext:value-type="float">
            <text:p>1425556573022</text:p>
          </table:table-cell>
          <table:table-cell table:formula="of:=[.B73] + ROUND(([.A74]-[.A73]) / 1000 / 60)"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6872993" calcext:value-type="float">
            <text:p>1425556872993</text:p>
          </table:table-cell>
          <table:table-cell table:formula="of:=[.B74] + ROUND(([.A75]-[.A74]) / 1000 / 60)"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173018" calcext:value-type="float">
            <text:p>1425557173018</text:p>
          </table:table-cell>
          <table:table-cell table:formula="of:=[.B75] + ROUND(([.A76]-[.A75]) / 1000 / 60)"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7473004" calcext:value-type="float">
            <text:p>1425557473004</text:p>
          </table:table-cell>
          <table:table-cell table:formula="of:=[.B76] + ROUND(([.A77]-[.A76]) / 1000 / 60)" office:value-type="float" office:value="370" calcext:value-type="float">
            <text:p>37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773018" calcext:value-type="float">
            <text:p>1425557773018</text:p>
          </table:table-cell>
          <table:table-cell table:formula="of:=[.B77] + ROUND(([.A78]-[.A77]) / 1000 / 60)"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8073009" calcext:value-type="float">
            <text:p>1425558073009</text:p>
          </table:table-cell>
          <table:table-cell table:formula="of:=[.B78] + ROUND(([.A79]-[.A78]) / 1000 / 60)"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8373001" calcext:value-type="float">
            <text:p>1425558373001</text:p>
          </table:table-cell>
          <table:table-cell table:formula="of:=[.B79] + ROUND(([.A80]-[.A79]) / 1000 / 60)"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8673010" calcext:value-type="float">
            <text:p>1425558673010</text:p>
          </table:table-cell>
          <table:table-cell table:formula="of:=[.B80] + ROUND(([.A81]-[.A80]) / 1000 / 60)" office:value-type="float" office:value="390" calcext:value-type="float">
            <text:p>39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8973017" calcext:value-type="float">
            <text:p>1425558973017</text:p>
          </table:table-cell>
          <table:table-cell table:formula="of:=[.B81] + ROUND(([.A82]-[.A81]) / 1000 / 60)" office:value-type="float" office:value="395" calcext:value-type="float">
            <text:p>39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9273022" calcext:value-type="float">
            <text:p>1425559273022</text:p>
          </table:table-cell>
          <table:table-cell table:formula="of:=[.B82] + ROUND(([.A83]-[.A82]) / 1000 / 60)"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9572998" calcext:value-type="float">
            <text:p>1425559572998</text:p>
          </table:table-cell>
          <table:table-cell table:formula="of:=[.B83] + ROUND(([.A84]-[.A83]) / 1000 / 60)"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9873021" calcext:value-type="float">
            <text:p>1425559873021</text:p>
          </table:table-cell>
          <table:table-cell table:formula="of:=[.B84] + ROUND(([.A85]-[.A84]) / 1000 / 60)"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25560172991" calcext:value-type="float">
            <text:p>1425560172991</text:p>
          </table:table-cell>
          <table:table-cell table:formula="of:=[.B85] + ROUND(([.A86]-[.A85]) / 1000 / 60)" office:value-type="float" office:value="415" calcext:value-type="float">
            <text:p>41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0473013" calcext:value-type="float">
            <text:p>1425560473013</text:p>
          </table:table-cell>
          <table:table-cell table:formula="of:=[.B86] + ROUND(([.A87]-[.A86]) / 1000 / 60)"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0773020" calcext:value-type="float">
            <text:p>1425560773020</text:p>
          </table:table-cell>
          <table:table-cell table:formula="of:=[.B87] + ROUND(([.A88]-[.A87]) / 1000 / 60)" office:value-type="float" office:value="425" calcext:value-type="float">
            <text:p>42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61073008" calcext:value-type="float">
            <text:p>1425561073008</text:p>
          </table:table-cell>
          <table:table-cell table:formula="of:=[.B88] + ROUND(([.A89]-[.A88]) / 1000 / 60)"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1373010" calcext:value-type="float">
            <text:p>1425561373010</text:p>
          </table:table-cell>
          <table:table-cell table:formula="of:=[.B89] + ROUND(([.A90]-[.A89]) / 1000 / 60)"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61673001" calcext:value-type="float">
            <text:p>1425561673001</text:p>
          </table:table-cell>
          <table:table-cell table:formula="of:=[.B90] + ROUND(([.A91]-[.A90]) / 1000 / 60)"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1973019" calcext:value-type="float">
            <text:p>1425561973019</text:p>
          </table:table-cell>
          <table:table-cell table:formula="of:=[.B91] + ROUND(([.A92]-[.A91]) / 1000 / 60)"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2273009" calcext:value-type="float">
            <text:p>1425562273009</text:p>
          </table:table-cell>
          <table:table-cell table:formula="of:=[.B92] + ROUND(([.A93]-[.A92]) / 1000 / 60)" office:value-type="float" office:value="450" calcext:value-type="float">
            <text:p>45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2573004" calcext:value-type="float">
            <text:p>1425562573004</text:p>
          </table:table-cell>
          <table:table-cell table:formula="of:=[.B93] + ROUND(([.A94]-[.A93]) / 1000 / 60)"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62872999" calcext:value-type="float">
            <text:p>1425562872999</text:p>
          </table:table-cell>
          <table:table-cell table:formula="of:=[.B94] + ROUND(([.A95]-[.A94]) / 1000 / 60)" office:value-type="float" office:value="460" calcext:value-type="float">
            <text:p>46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3173017" calcext:value-type="float">
            <text:p>1425563173017</text:p>
          </table:table-cell>
          <table:table-cell table:formula="of:=[.B95] + ROUND(([.A96]-[.A95]) / 1000 / 60)" office:value-type="float" office:value="465" calcext:value-type="float">
            <text:p>4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3473001" calcext:value-type="float">
            <text:p>1425563473001</text:p>
          </table:table-cell>
          <table:table-cell table:formula="of:=[.B96] + ROUND(([.A97]-[.A96]) / 1000 / 60)"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3773020" calcext:value-type="float">
            <text:p>1425563773020</text:p>
          </table:table-cell>
          <table:table-cell table:formula="of:=[.B97] + ROUND(([.A98]-[.A97]) / 1000 / 60)" office:value-type="float" office:value="475" calcext:value-type="float">
            <text:p>47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4072994" calcext:value-type="float">
            <text:p>1425564072994</text:p>
          </table:table-cell>
          <table:table-cell table:formula="of:=[.B98] + ROUND(([.A99]-[.A98]) / 1000 / 60)" office:value-type="float" office:value="480" calcext:value-type="float">
            <text:p>48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4372999" calcext:value-type="float">
            <text:p>1425564372999</text:p>
          </table:table-cell>
          <table:table-cell table:formula="of:=[.B99] + ROUND(([.A100]-[.A99]) / 1000 / 60)" office:value-type="float" office:value="485" calcext:value-type="float">
            <text:p>4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64673018" calcext:value-type="float">
            <text:p>1425564673018</text:p>
          </table:table-cell>
          <table:table-cell table:formula="of:=[.B100] + ROUND(([.A101]-[.A100]) / 1000 / 60)" office:value-type="float" office:value="490" calcext:value-type="float">
            <text:p>49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4973010" calcext:value-type="float">
            <text:p>1425564973010</text:p>
          </table:table-cell>
          <table:table-cell table:formula="of:=[.B101] + ROUND(([.A102]-[.A101]) / 1000 / 60)"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65273008" calcext:value-type="float">
            <text:p>1425565273008</text:p>
          </table:table-cell>
          <table:table-cell table:formula="of:=[.B102] + ROUND(([.A103]-[.A102]) / 1000 / 60)"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5573005" calcext:value-type="float">
            <text:p>1425565573005</text:p>
          </table:table-cell>
          <table:table-cell table:formula="of:=[.B103] + ROUND(([.A104]-[.A103]) / 1000 / 60)" office:value-type="float" office:value="505" calcext:value-type="float">
            <text:p>50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65872999" calcext:value-type="float">
            <text:p>1425565872999</text:p>
          </table:table-cell>
          <table:table-cell table:formula="of:=[.B104] + ROUND(([.A105]-[.A104]) / 1000 / 60)" office:value-type="float" office:value="510" calcext:value-type="float">
            <text:p>5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66173024" calcext:value-type="float">
            <text:p>1425566173024</text:p>
          </table:table-cell>
          <table:table-cell table:formula="of:=[.B105] + ROUND(([.A106]-[.A105]) / 1000 / 60)"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6473002" calcext:value-type="float">
            <text:p>1425566473002</text:p>
          </table:table-cell>
          <table:table-cell table:formula="of:=[.B106] + ROUND(([.A107]-[.A106]) / 1000 / 60)" office:value-type="float" office:value="520" calcext:value-type="float">
            <text:p>52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6773014" calcext:value-type="float">
            <text:p>1425566773014</text:p>
          </table:table-cell>
          <table:table-cell table:formula="of:=[.B107] + ROUND(([.A108]-[.A107]) / 1000 / 60)" office:value-type="float" office:value="525" calcext:value-type="float">
            <text:p>52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7073016" calcext:value-type="float">
            <text:p>1425567073016</text:p>
          </table:table-cell>
          <table:table-cell table:formula="of:=[.B108] + ROUND(([.A109]-[.A108]) / 1000 / 60)"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7373003" calcext:value-type="float">
            <text:p>1425567373003</text:p>
          </table:table-cell>
          <table:table-cell table:formula="of:=[.B109] + ROUND(([.A110]-[.A109]) / 1000 / 60)"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 style:data-style-name="N2" text:time-value="17:38:00.5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3:58.766000000</meta:creation-date>
    <dc:date>2015-03-07T17:38:59.100000000</dc:date>
    <meta:editing-duration>PT1H1M28S</meta:editing-duration>
    <meta:editing-cycles>30</meta:editing-cycles>
    <meta:generator>LibreOffice/4.4.0.3$Windows_x86 LibreOffice_project/de093506bcdc5fafd9023ee680b8c60e3e0645d7</meta:generator>
    <meta:document-statistic meta:table-count="3" meta:cell-count="12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4.623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.B2:Adaptive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Adaptive.B3:Adaptive.B28"/>
          </chart:axis>
          <chart:axis chart:dimension="y" chart:name="primary-y" chart:style-name="ch8">
            <chart:title svg:x="0.146cm" svg:y="6.705cm" chart:style-name="ch9">
              <text:p>Heap usage [MB]</text:p>
            </chart:title>
            <chart:grid chart:style-name="ch10" chart:class="major"/>
          </chart:axis>
          <chart:series chart:style-name="ch11" chart:values-cell-range-address="Adaptive.C3:Adaptive.C28" chart:label-cell-address="Adaptive.C2:Adaptive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Adaptive.D3:Adaptive.D28" chart:label-cell-address="Adaptive.D2:Adaptive.D2" chart:class="chart:line">
            <chart:data-point chart:repeated="26"/>
          </chart:series>
          <chart:series chart:style-name="ch14" chart:values-cell-range-address="Adaptive.E3:Adaptive.E28" chart:label-cell-address="Adaptive.E2:Adaptive.E2" chart:class="chart:line">
            <chart:data-point chart:repeated="26"/>
          </chart:series>
          <chart:series chart:style-name="ch15" chart:values-cell-range-address="Adaptive.F3:Adaptive.F28" chart:label-cell-address="Adaptive.F2:Adaptive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.C2:Adaptive.C2</svg:desc>
                </draw:g>
              </table:table-cell>
              <table:table-cell office:value-type="string">
                <text:p>C2</text:p>
                <draw:g>
                  <svg:desc>Adaptive.D2:Adaptive.D2</svg:desc>
                </draw:g>
              </table:table-cell>
              <table:table-cell office:value-type="string">
                <text:p>C3</text:p>
                <draw:g>
                  <svg:desc>Adaptive.E2:Adaptive.E2</svg:desc>
                </draw:g>
              </table:table-cell>
              <table:table-cell office:value-type="string">
                <text:p>C4</text:p>
                <draw:g>
                  <svg:desc>Adaptive.F2:Adaptive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.B3:Adaptive.B28</svg:desc>
                </draw:g>
              </table:table-cell>
              <table:table-cell office:value-type="float" office:value="60">
                <text:p>60</text:p>
                <draw:g>
                  <svg:desc>Adaptive.C3:Adaptive.C28</svg:desc>
                </draw:g>
              </table:table-cell>
              <table:table-cell office:value-type="float" office:value="75">
                <text:p>75</text:p>
                <draw:g>
                  <svg:desc>Adaptive.D3:Adaptive.D28</svg:desc>
                </draw:g>
              </table:table-cell>
              <table:table-cell office:value-type="float" office:value="102">
                <text:p>102</text:p>
                <draw:g>
                  <svg:desc>Adaptive.E3:Adaptive.E28</svg:desc>
                </draw:g>
              </table:table-cell>
              <table:table-cell office:value-type="float" office:value="72">
                <text:p>72</text:p>
                <draw:g>
                  <svg:desc>Adaptive.F3:Adaptive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1">
                <text:p>1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152">
                <text:p>1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52">
                <text:p>1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128">
                <text:p>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55">
                <text:p>1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5.396cm" svg:y="0.84cm" chart:style-name="ch3">
          <text:p>Consumer nodes are selected with the round robin routing logic</text:p>
        </chart:subtitle>
        <chart:legend chart:legend-position="end" svg:x="19.362cm" svg:y="4.001cm" style:legend-expansion="high" chart:style-name="ch4"/>
        <chart:plot-area chart:style-name="ch5" table:cell-range-address="RoundRobin.B2:RoundRobin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RoundRobin.B3:RoundRobin.B28"/>
          </chart:axis>
          <chart:axis chart:dimension="y" chart:name="primary-y" chart:style-name="ch8">
            <chart:title svg:x="0.146cm" svg:y="6.705cm" chart:style-name="ch9">
              <text:p>Heap usage [MB]</text:p>
            </chart:title>
            <chart:grid chart:style-name="ch10" chart:class="major"/>
          </chart:axis>
          <chart:series chart:style-name="ch11" chart:values-cell-range-address="RoundRobin.C3:RoundRobin.C28" chart:label-cell-address="RoundRobin.C2:RoundRobin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RoundRobin.D3:RoundRobin.D28" chart:label-cell-address="RoundRobin.D2:RoundRobin.D2" chart:class="chart:line">
            <chart:data-point chart:repeated="26"/>
          </chart:series>
          <chart:series chart:style-name="ch14" chart:values-cell-range-address="RoundRobin.E3:RoundRobin.E28" chart:label-cell-address="RoundRobin.E2:RoundRobin.E2" chart:class="chart:line">
            <chart:data-point chart:repeated="26"/>
          </chart:series>
          <chart:series chart:style-name="ch15" chart:values-cell-range-address="RoundRobin.F3:RoundRobin.F28" chart:label-cell-address="RoundRobin.F2:RoundRobin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RoundRobin.C2:RoundRobin.C2</svg:desc>
                </draw:g>
              </table:table-cell>
              <table:table-cell office:value-type="string">
                <text:p>C2</text:p>
                <draw:g>
                  <svg:desc>RoundRobin.D2:RoundRobin.D2</svg:desc>
                </draw:g>
              </table:table-cell>
              <table:table-cell office:value-type="string">
                <text:p>C3</text:p>
                <draw:g>
                  <svg:desc>RoundRobin.E2:RoundRobin.E2</svg:desc>
                </draw:g>
              </table:table-cell>
              <table:table-cell office:value-type="string">
                <text:p>C4</text:p>
                <draw:g>
                  <svg:desc>RoundRobin.F2:RoundRobi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undRobin.B3:RoundRobin.B28</svg:desc>
                </draw:g>
              </table:table-cell>
              <table:table-cell office:value-type="float" office:value="98">
                <text:p>98</text:p>
                <draw:g>
                  <svg:desc>RoundRobin.C3:RoundRobin.C28</svg:desc>
                </draw:g>
              </table:table-cell>
              <table:table-cell office:value-type="float" office:value="83">
                <text:p>83</text:p>
                <draw:g>
                  <svg:desc>RoundRobin.D3:RoundRobin.D28</svg:desc>
                </draw:g>
              </table:table-cell>
              <table:table-cell office:value-type="float" office:value="99">
                <text:p>99</text:p>
                <draw:g>
                  <svg:desc>RoundRobin.E3:RoundRobin.E28</svg:desc>
                </draw:g>
              </table:table-cell>
              <table:table-cell office:value-type="float" office:value="89">
                <text:p>89</text:p>
                <draw:g>
                  <svg:desc>RoundRobin.F3:RoundRobin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39">
                <text:p>1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2">
                <text:p>22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31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4.569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Long.B2:AdaptiveLong.F110" chart:data-source-has-labels="both" svg:x="1.177cm" svg:y="1.76cm" svg:width="17.835cm" svg:height="6.96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892cm" svg:y="8.931cm" chart:style-name="ch7">
              <text:p>Time [minutes]</text:p>
            </chart:title>
            <chart:categories table:cell-range-address="AdaptiveLong.B3:AdaptiveLong.B110"/>
          </chart:axis>
          <chart:axis chart:dimension="y" chart:name="primary-y" chart:style-name="ch8">
            <chart:title svg:x="0.146cm" svg:y="6.644cm" chart:style-name="ch9">
              <text:p>Heap usage [MB]</text:p>
            </chart:title>
            <chart:grid chart:style-name="ch10" chart:class="major"/>
          </chart:axis>
          <chart:series chart:style-name="ch11" chart:values-cell-range-address="AdaptiveLong.C3:AdaptiveLong.C110" chart:label-cell-address="AdaptiveLong.C2:AdaptiveLong.C2" chart:class="chart:line">
            <chart:data-point chart:repeated="19"/>
            <chart:data-point chart:style-name="ch12"/>
            <chart:data-point chart:repeated="88"/>
          </chart:series>
          <chart:series chart:style-name="ch11" chart:values-cell-range-address="AdaptiveLong.D3:AdaptiveLong.D110" chart:label-cell-address="AdaptiveLong.D2:AdaptiveLong.D2" chart:class="chart:line">
            <chart:data-point chart:repeated="108"/>
          </chart:series>
          <chart:series chart:style-name="ch13" chart:values-cell-range-address="AdaptiveLong.E3:AdaptiveLong.E110" chart:label-cell-address="AdaptiveLong.E2:AdaptiveLong.E2" chart:class="chart:line">
            <chart:data-point chart:repeated="108"/>
          </chart:series>
          <chart:series chart:style-name="ch14" chart:values-cell-range-address="AdaptiveLong.F3:AdaptiveLong.F110" chart:label-cell-address="AdaptiveLong.F2:AdaptiveLong.F2" chart:class="chart:line">
            <chart:data-point chart:repeated="10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Long.C2:AdaptiveLong.C2</svg:desc>
                </draw:g>
              </table:table-cell>
              <table:table-cell office:value-type="string">
                <text:p>C2</text:p>
                <draw:g>
                  <svg:desc>AdaptiveLong.D2:AdaptiveLong.D2</svg:desc>
                </draw:g>
              </table:table-cell>
              <table:table-cell office:value-type="string">
                <text:p>C3</text:p>
                <draw:g>
                  <svg:desc>AdaptiveLong.E2:AdaptiveLong.E2</svg:desc>
                </draw:g>
              </table:table-cell>
              <table:table-cell office:value-type="string">
                <text:p>C4</text:p>
                <draw:g>
                  <svg:desc>AdaptiveLong.F2:AdaptiveLong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Long.B3:AdaptiveLong.B110</svg:desc>
                </draw:g>
              </table:table-cell>
              <table:table-cell office:value-type="float" office:value="62">
                <text:p>62</text:p>
                <draw:g>
                  <svg:desc>AdaptiveLong.C3:AdaptiveLong.C110</svg:desc>
                </draw:g>
              </table:table-cell>
              <table:table-cell office:value-type="float" office:value="64">
                <text:p>64</text:p>
                <draw:g>
                  <svg:desc>AdaptiveLong.D3:AdaptiveLong.D110</svg:desc>
                </draw:g>
              </table:table-cell>
              <table:table-cell office:value-type="float" office:value="124">
                <text:p>124</text:p>
                <draw:g>
                  <svg:desc>AdaptiveLong.E3:AdaptiveLong.E110</svg:desc>
                </draw:g>
              </table:table-cell>
              <table:table-cell office:value-type="float" office:value="164">
                <text:p>164</text:p>
                <draw:g>
                  <svg:desc>AdaptiveLong.F3:AdaptiveLong.F1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1">
                <text:p>1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48">
                <text:p>1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41">
                <text:p>1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156">
                <text:p>1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42">
                <text:p>1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4">
                <text:p>1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42">
                <text:p>1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149">
                <text:p>1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46">
                <text:p>1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64">
                <text:p>1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167">
                <text:p>1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158">
                <text:p>1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161">
                <text:p>1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5">
                <text:p>1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